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</text:p>
      <text:p text:style-name="Standard">OO</text:p>
      <text:p text:style-name="Standard">PPPP</text:p>
      <text:p text:style-name="Standard">K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i Seppälä</meta:initial-creator>
    <meta:creation-date>2020-08-11T10:16:53.51</meta:creation-date>
    <meta:document-statistic meta:table-count="0" meta:image-count="0" meta:object-count="0" meta:page-count="1" meta:paragraph-count="4" meta:word-count="4" meta:character-count="10"/>
    <dc:date>2020-08-11T10:21:13.29</dc:date>
    <dc:creator>Jani Seppälä</dc:creator>
    <meta:editing-duration>PT4M20S</meta:editing-duration>
    <meta:editing-cycles>1</meta:editing-cycles>
    <meta:generator>OpenOffice/4.1.6$Win32 OpenOffice.org_project/416m1$Build-9790</meta:generator>
  </office:meta>
</office:document-meta>
</file>